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nôme Jiovani et Mathieu</text:span><text:line-break/><text:span text:style-name="T2">Planification projet TPE : SicilyLines</text:span></text:p>
      <text:p text:style-name="P3"><text:span text:style-name="T2">Mission 2 : Site Web</text:span></text:p>
      <text:p text:style-name="Standard"/>
      <text:p text:style-name="Standard">Main : Se concentre sur la tache et est charge de la réaliser.</text:p>
      <text:p text:style-name="Standard">Verif : Se concerte avec le Main pour la partie réflexion, vérifie le travail et aide.</text:p>
      <text:p text:style-name="Standard"/>
      <text:list xml:id="list6556341619355033137" text:style-name="L1">
        <text:list-item>
          <text:p text:style-name="P1">Itération 1 :<text:line-break/><text:line-break/>-Faire le diagramme de navigation sur Windesign.</text:p>
          <text:p text:style-name="P1">Main : Mathieu</text:p>
          <text:p text:style-name="P1">Verif : Jiovani (verif)</text:p>
          <text:p text:style-name="P1"/>
          <text:p text:style-name="P1">-Faire les maquettes des pages du site sur moqups ou autre.</text:p>
          <text:p text:style-name="P1">Main : Jiovani</text:p>
          <text:p text:style-name="P1">Verif : Mathieu (Aide, concertation et verif)</text:p>
          <text:p text:style-name="P1"/>
          <text:p text:style-name="P1">-Faire le diagramme de cas d'utilisation sur Windesign. </text:p>
          <text:p text:style-name="P1">Main : Mathieu</text:p>
          <text:p text:style-name="P1">Verif : Jiovani (verif)<text:line-break/><text:line-break/>-Corriger le diagramme UML de la Mission 1<text:line-break/>Main : Mathieu<text:line-break/>Verif : Jiovani (verif)<text:line-break/></text:p>
        </text:list-item>
        <text:list-item>
          <text:p text:style-name="P1">Itération 2 :<text:line-break/><text:line-break/></text:p>
        </text:list-item>
        <text:list-item>
          <text:p text:style-name="P1">Itération 3 :<text:line-break/><text:line-break/></text:p>
        </text:list-item>
        <text:list-item>
          <text:p text:style-name="P1">Itération 4-5-6 :<text:line-break/><text:lin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3T10:41:13.72</meta:creation-date>
    <dc:date>2021-10-13T11:56:28.76</dc:date>
    <meta:editing-duration>PT59M7S</meta:editing-duration>
    <meta:editing-cycles>16</meta:editing-cycles>
    <meta:generator>OpenOffice/4.1.8$Win32 OpenOffice.org_project/418m3$Build-9803</meta:generator>
    <meta:document-statistic meta:table-count="0" meta:image-count="0" meta:object-count="0" meta:page-count="1" meta:paragraph-count="16" meta:word-count="124" meta:character-count="684"/>
  </office:meta>
</office:document-meta>
</file>